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Standard">
      <style:text-properties loext:padding="0cm" loext:border="none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P7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8" style:family="paragraph" style:parent-style-name="Text_20_body" style:list-style-name="L1">
      <style:paragraph-properties fo:padding="0cm" fo:border="none"/>
    </style:style>
    <style:style style:name="P9" style:family="paragraph" style:parent-style-name="Text_20_body" style:list-style-name="L2">
      <style:paragraph-properties fo:margin-top="0cm" fo:margin-bottom="0cm" style:contextual-spacing="false" fo:padding="0cm" fo:border="none"/>
    </style:style>
    <style:style style:name="P10" style:family="paragraph" style:parent-style-name="Text_20_body" style:list-style-name="L2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meeting-rooms-iii/" text:style-name="Internet_20_link" text:visited-style-name="Visited_20_Internet_20_Link"><text:span text:style-name="T1">2402. Meeting Rooms III</text:span></text:a></text:p>
      <text:p text:style-name="P4">Hard</text:p>
      <text:p text:style-name="P4"/>
      <text:p text:style-name="P5"><text:span text:style-name="T1">You are given an integer </text:span><text:span text:style-name="Source_20_Text"><text:span text:style-name="T2">n</text:span></text:span><text:span text:style-name="T1">. There are </text:span><text:span text:style-name="Source_20_Text"><text:span text:style-name="T2">n</text:span></text:span><text:span text:style-name="T1"> rooms numbered from </text:span><text:span text:style-name="Source_20_Text"><text:span text:style-name="T2">0</text:span></text:span><text:span text:style-name="T1"> to </text:span><text:span text:style-name="Source_20_Text"><text:span text:style-name="T2">n - 1</text:span></text:span><text:span text:style-name="T1">.</text:span></text:p>
      <text:p text:style-name="P5"><text:span text:style-name="T1">You are given a 2D integer array </text:span><text:span text:style-name="Source_20_Text"><text:span text:style-name="T2">meetings</text:span></text:span><text:span text:style-name="T1"> where </text:span><text:span text:style-name="Source_20_Text"><text:span text:style-name="T2">meetings[i] = [start</text:span></text:span><text:span text:style-name="Source_20_Text"><text:span text:style-name="T1">i</text:span></text:span><text:span text:style-name="Source_20_Text"><text:span text:style-name="T2">, end</text:span></text:span><text:span text:style-name="Source_20_Text"><text:span text:style-name="T1">i</text:span></text:span><text:span text:style-name="Source_20_Text"><text:span text:style-name="T2">]</text:span></text:span><text:span text:style-name="T1"> means that a meeting will be held during the </text:span><text:span text:style-name="Strong_20_Emphasis"><text:span text:style-name="T1">half-closed</text:span></text:span><text:span text:style-name="T1"> time interval </text:span><text:span text:style-name="Source_20_Text"><text:span text:style-name="T2">[start</text:span></text:span><text:span text:style-name="Source_20_Text"><text:span text:style-name="T1">i</text:span></text:span><text:span text:style-name="Source_20_Text"><text:span text:style-name="T2">, end</text:span></text:span><text:span text:style-name="Source_20_Text"><text:span text:style-name="T1">i</text:span></text:span><text:span text:style-name="Source_20_Text"><text:span text:style-name="T2">)</text:span></text:span><text:span text:style-name="T1">. All the values of </text:span><text:span text:style-name="Source_20_Text"><text:span text:style-name="T2">start</text:span></text:span><text:span text:style-name="Source_20_Text"><text:span text:style-name="T1">i</text:span></text:span><text:span text:style-name="T1"> are </text:span><text:span text:style-name="Strong_20_Emphasis"><text:span text:style-name="T1">unique</text:span></text:span><text:span text:style-name="T1">.</text:span></text:p>
      <text:p text:style-name="P6">Meetings are allocated to rooms in the following manner:</text:p>
      <text:list xml:id="list1534581770" text:style-name="L1">
        <text:list-item>
          <text:p text:style-name="P7"><text:span text:style-name="T1">Each meeting will take place in the unused room with the </text:span><text:span text:style-name="Strong_20_Emphasis"><text:span text:style-name="T1">lowest</text:span></text:span><text:span text:style-name="T1"> number.</text:span></text:p>
        </text:list-item>
        <text:list-item>
          <text:p text:style-name="P7"><text:span text:style-name="T1">If there are no available rooms, the meeting will be delayed until a room becomes free. The delayed meeting should have the </text:span><text:span text:style-name="Strong_20_Emphasis"><text:span text:style-name="T1">same</text:span></text:span><text:span text:style-name="T1"> duration as the original meeting.</text:span></text:p>
        </text:list-item>
        <text:list-item>
          <text:p text:style-name="P8"><text:span text:style-name="T1">When a room becomes unused, meetings that have an earlier original </text:span><text:span text:style-name="Strong_20_Emphasis"><text:span text:style-name="T1">start</text:span></text:span><text:span text:style-name="T1"> time should be given the room.</text:span></text:p>
        </text:list-item>
      </text:list>
      <text:p text:style-name="P5"><text:span text:style-name="T1">Return</text:span><text:span text:style-name="Emphasis"><text:span text:style-name="T1"> the </text:span></text:span><text:span text:style-name="Emphasis"><text:span text:style-name="Strong_20_Emphasis"><text:span text:style-name="T1">number</text:span></text:span></text:span><text:span text:style-name="Emphasis"><text:span text:style-name="T1"> of the room that held the most meetings. </text:span></text:span><text:span text:style-name="T1">If there are multiple rooms, return</text:span><text:span text:style-name="Emphasis"><text:span text:style-name="T1"> the room with the </text:span></text:span><text:span text:style-name="Emphasis"><text:span text:style-name="Strong_20_Emphasis"><text:span text:style-name="T1">lowest</text:span></text:span></text:span><text:span text:style-name="Emphasis"><text:span text:style-name="T1"> number.</text:span></text:span></text:p>
      <text:p text:style-name="P5"><text:span text:style-name="T1">A </text:span><text:span text:style-name="Strong_20_Emphasis"><text:span text:style-name="T1">half-closed interval</text:span></text:span><text:span text:style-name="T1"> </text:span><text:span text:style-name="Source_20_Text"><text:span text:style-name="T2">[a, b)</text:span></text:span><text:span text:style-name="T1"> is the interval between </text:span><text:span text:style-name="Source_20_Text"><text:span text:style-name="T2">a</text:span></text:span><text:span text:style-name="T1"> and </text:span><text:span text:style-name="Source_20_Text"><text:span text:style-name="T2">b</text:span></text:span><text:span text:style-name="T1"> </text:span><text:span text:style-name="Strong_20_Emphasis"><text:span text:style-name="T1">including</text:span></text:span><text:span text:style-name="T1"> </text:span><text:span text:style-name="Source_20_Text"><text:span text:style-name="T2">a</text:span></text:span><text:span text:style-name="T1"> and </text:span><text:span text:style-name="Strong_20_Emphasis"><text:span text:style-name="T1">not including</text:span></text:span><text:span text:style-name="T1"> </text:span><text:span text:style-name="Source_20_Text"><text:span text:style-name="T2">b</text:span></text:span><text:span text:style-name="T1">.</text:span></text:p>
      <text:p text:style-name="P6"> </text:p>
      <text:p text:style-name="P5"><text:span text:style-name="Strong_20_Emphasis"><text:span text:style-name="T1">Example 1:</text:span></text:span></text:p>
      <text:p text:style-name="P3"><text:span text:style-name="Strong_20_Emphasis"><text:span text:style-name="T1">Input:</text:span></text:span><text:span text:style-name="T1"> n = 2, meetings = [[0,10],[1,5],[2,7],[3,4]]</text:span></text:p>
      <text:p text:style-name="P3"><text:span text:style-name="Strong_20_Emphasis"><text:span text:style-name="T1">Output:</text:span></text:span><text:span text:style-name="T1"> 0</text:span></text:p>
      <text:p text:style-name="P3"><text:span text:style-name="Strong_20_Emphasis"><text:span text:style-name="T1">Explanation:</text:span></text:span></text:p>
      <text:p text:style-name="P2">- At time 0, both rooms are not being used. The first meeting starts in room 0.</text:p>
      <text:p text:style-name="P2">- At time 1, only room 1 is not being used. The second meeting starts in room 1.</text:p>
      <text:p text:style-name="P2">- At time 2, both rooms are being used. The third meeting is delayed.</text:p>
      <text:p text:style-name="P2">- At time 3, both rooms are being used. The fourth meeting is delayed.</text:p>
      <text:p text:style-name="P2">- At time 5, the meeting in room 1 finishes. The third meeting starts in room 1 for the time period [5,10).</text:p>
      <text:p text:style-name="P2">- At time 10, the meetings in both rooms finish. The fourth meeting starts in room 0 for the time period [10,11).</text:p>
      <text:p text:style-name="P1">Both rooms 0 and 1 held 2 meetings, so we return 0. </text:p>
      <text:p text:style-name="P5"><text:span text:style-name="Strong_20_Emphasis"><text:span text:style-name="T1">Example 2:</text:span></text:span></text:p>
      <text:p text:style-name="P3"><text:span text:style-name="Strong_20_Emphasis"><text:span text:style-name="T1">Input:</text:span></text:span><text:span text:style-name="T1"> n = 3, meetings = [[1,20],[2,10],[3,5],[4,9],[6,8]]</text:span></text:p>
      <text:p text:style-name="P3"><text:span text:style-name="Strong_20_Emphasis"><text:span text:style-name="T1">Output:</text:span></text:span><text:span text:style-name="T1"> 1</text:span></text:p>
      <text:p text:style-name="P3"><text:span text:style-name="Strong_20_Emphasis"><text:span text:style-name="T1">Explanation:</text:span></text:span></text:p>
      <text:p text:style-name="P2">- At time 1, all three rooms are not being used. The first meeting starts in room 0.</text:p>
      <text:p text:style-name="P2">- At time 2, rooms 1 and 2 are not being used. The second meeting starts in room 1.</text:p>
      <text:p text:style-name="P2">- At time 3, only room 2 is not being used. The third meeting starts in room 2.</text:p>
      <text:p text:style-name="P2">- At time 4, all three rooms are being used. The fourth meeting is delayed.</text:p>
      <text:p text:style-name="P2">- At time 5, the meeting in room 2 finishes. The fourth meeting starts in room 2 <text:soft-page-break/>for the time period [5,10).</text:p>
      <text:p text:style-name="P2">- At time 6, all three rooms are being used. The fifth meeting is delayed.</text:p>
      <text:p text:style-name="P2">- At time 10, the meetings in rooms 1 and 2 finish. The fifth meeting starts in room 1 for the time period [10,12).</text:p>
      <text:p text:style-name="P1">Room 0 held 1 meeting while rooms 1 and 2 each held 2 meetings, so we return 1. </text:p>
      <text:p text:style-name="P6"> </text:p>
      <text:p text:style-name="P5"><text:span text:style-name="Strong_20_Emphasis"><text:span text:style-name="T1">Constraints:</text:span></text:span></text:p>
      <text:list xml:id="list213158821" text:style-name="L2">
        <text:list-item>
          <text:p text:style-name="P9"><text:span text:style-name="Source_20_Text"><text:span text:style-name="T2">1 &lt;= n &lt;= 100</text:span></text:span></text:p>
        </text:list-item>
        <text:list-item>
          <text:p text:style-name="P9"><text:span text:style-name="Source_20_Text"><text:span text:style-name="T2">1 &lt;= meetings.length &lt;= 10</text:span></text:span><text:span text:style-name="Source_20_Text"><text:span text:style-name="T1">5</text:span></text:span></text:p>
        </text:list-item>
        <text:list-item>
          <text:p text:style-name="P9"><text:span text:style-name="Source_20_Text"><text:span text:style-name="T2">meetings[i].length == 2</text:span></text:span></text:p>
        </text:list-item>
        <text:list-item>
          <text:p text:style-name="P9"><text:span text:style-name="Source_20_Text"><text:span text:style-name="T2">0 &lt;= start</text:span></text:span><text:span text:style-name="Source_20_Text"><text:span text:style-name="T1">i</text:span></text:span><text:span text:style-name="Source_20_Text"><text:span text:style-name="T2"> &lt; end</text:span></text:span><text:span text:style-name="Source_20_Text"><text:span text:style-name="T1">i</text:span></text:span><text:span text:style-name="Source_20_Text"><text:span text:style-name="T2"> &lt;= 5 * 10</text:span></text:span><text:span text:style-name="Source_20_Text"><text:span text:style-name="T1">5</text:span></text:span></text:p>
        </text:list-item>
        <text:list-item>
          <text:p text:style-name="P10"><text:span text:style-name="T1">All the values of </text:span><text:span text:style-name="Source_20_Text"><text:span text:style-name="T2">start</text:span></text:span><text:span text:style-name="Source_20_Text"><text:span text:style-name="T1">i</text:span></text:span><text:span text:style-name="T1"> are </text:span><text:span text:style-name="Strong_20_Emphasis"><text:span text:style-name="T1">unique</text:span></text:span><text:span text:style-name="T1">.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2-18T22:29:43.244000000</dc:date>
    <meta:editing-duration>PT8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2" meta:paragraph-count="41" meta:word-count="495" meta:character-count="2503" meta:non-whitespace-character-count="2051"/>
  </office:meta>
</office:document-meta>
</file>